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4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4d4d4d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4d4d4d" draw:opacity="100%"/>
    </style:style>
    <style:style style:name="P6" style:family="paragraph">
      <loext:graphic-properties draw:fill="solid" draw:fill-color="#006f9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T1" style:family="text">
      <style:text-properties style:font-name="PT Sans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PT Sans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15.507cm" svg:y="9.035cm" svg:viewBox="0 0 1935 3068" draw:points="1935,3068 834,0 0,3068">
              <text:p/>
            </draw:polyline>
            <draw:line draw:style-name="gr1" draw:text-style-name="P1" draw:layer="layout" svg:x1="16.708cm" svg:y1="10.135cm" svg:x2="16.041cm" svg:y2="10.135cm">
              <text:p/>
            </draw:line>
            <draw:line draw:style-name="gr1" draw:text-style-name="P1" draw:layer="layout" svg:x1="16.974cm" svg:y1="10.769cm" svg:x2="15.84cm" svg:y2="10.769cm">
              <text:p/>
            </draw:line>
          </draw:g>
          <draw:custom-shape draw:style-name="gr2" draw:text-style-name="P1" draw:layer="layout" svg:width="4.772cm" svg:height="4.771cm" svg:x="13.996cm" svg:y="6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14.438cm" svg:y="7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13.831cm 10.1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3.698cm 9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4.032cm 7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4.765cm 7.0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5.799cm 6.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6.901cm 6.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7.902cm 7.1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8.669cm 8.1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8.903cm 9.1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8.703cm 10.2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8.236cm 11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4.334cm 11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7.1578322488526cm 7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3.069cm" svg:y="9.85cm" svg:viewBox="0 0 2648 2843" draw:points="2648,0 2573,1860 1,2843 0,0">
            <text:p/>
          </draw:polygon>
          <draw:polyline draw:style-name="gr7" draw:text-style-name="P4" draw:layer="layout" svg:width="0.958cm" svg:height="8.472cm" svg:x="6.4cm" svg:y="3.6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3.079cm" svg:y="7.417cm" svg:viewBox="0 0 3493 2513" draw:points="0,2513 13,0 2296,852 3493,2513">
            <text:p/>
          </draw:polygon>
          <draw:polygon draw:style-name="gr8" draw:text-style-name="P5" draw:layer="layout" svg:width="1.664cm" svg:height="6.348cm" svg:x="1.544cm" svg:y="6.3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5.449cm" svg:y="3.6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2.129cm" svg:y="9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2.017cm" svg:y="9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7.305cm" svg:y="7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12.173cm" svg:y="6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10.958cm" svg:y="0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8.548cm" svg:y="4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10.095cm" svg:y="3.3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7.001cm" svg:y="7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7.932cm" svg:y="3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9.431cm" svg:y="0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12.174cm" svg:y="6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7.002cm" svg:y="7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7.305cm" svg:y="7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22.4cm" svg:height="4.65cm" svg:x="-0.748cm" svg:y="13.076cm">
          <draw:text-box>
            <text:p text:style-name="P7"><text:span text:style-name="T1">BATTLEMESH v10</text:span><text:span text:style-name="T2"><text:line-break/></text:span><text:span text:style-name="T2">JUNE 05-11, 2017 <text:s/>VIENNA <text:s/>#WBM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0:11:12.947313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42"/>
  </office:meta>
</office:document-meta>
</file>